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3771in"/>
    </style:style>
    <style:style style:name="Table1.B" style:family="table-column">
      <style:table-column-properties style:column-width="0.7632in"/>
    </style:style>
    <style:style style:name="Table1.C" style:family="table-column">
      <style:table-column-properties style:column-width="1.4674in"/>
    </style:style>
    <style:style style:name="Table1.D" style:family="table-column">
      <style:table-column-properties style:column-width="2.085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2278in" table:align="left"/>
    </style:style>
    <style:style style:name="Table2.A" style:family="table-column">
      <style:table-column-properties style:column-width="1.5882in"/>
    </style:style>
    <style:style style:name="Table2.B" style:family="table-column">
      <style:table-column-properties style:column-width="2.6396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3">
      <style:paragraph-properties fo:margin-left="0in" fo:margin-right="0in" fo:text-indent="0in" style:auto-text-indent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e provided <text:span text:style-name="Source_20_Text">breadth_analyzer.py</text:span> is a comprehensive module implementing a Market Breadth Analyzer for market-wide breadth analysis on filtered ticker universes. It calculates various breadth metrics, analyzes them historically, applies configurable thresholds to generate trading or market sentiment signals, and outputs summarized results.</text:p>
      <text:p text:style-name="Text_20_body">Here is a detailed explanation of how it works, including key categories and threshold-based outcomes:</text:p>
      <text:p text:style-name="Horizontal_20_Line"/>
      <text:h text:style-name="Heading_20_2" text:outline-level="2">How the BreadthAnalyzer Works</text:h>
      <text:list text:style-name="L1">
        <text:list-item>
          <text:p text:style-name="P1"><text:span text:style-name="Strong_20_Emphasis">Initialization:</text:span><text:line-break/>The <text:span text:style-name="Source_20_Text">BreadthAnalyzer</text:span> class is initialized with a list of target indexes (e.g., SPY, QQQ) and configuration objects that provide user-configured thresholds and data paths.</text:p>
        </text:list-item>
        <text:list-item>
          <text:p text:style-name="P1"><text:span text:style-name="Strong_20_Emphasis">Data Loading:</text:span><text:line-break/>The analyzer loads pre-calculated breadth data CSV files for each configured ticker universe (e.g., SP500, NASDAQ100). These files contain historical breadth data such as advancing/declining stock counts, new highs/lows, and moving average breadth percentages.</text:p>
        </text:list-item>
        <text:list-item>
          <text:p text:style-name="P1"><text:span text:style-name="Strong_20_Emphasis">Universe Metrics Extraction:</text:span><text:line-break/>For each universe, it extracts key historical metrics including number of advancing/declining stocks, breadth percentages above moving averages (MA20, MA50, MA200), new highs/lows counts, and advance/decline ratios.</text:p>
        </text:list-item>
        <text:list-item>
          <text:p text:style-name="P1"><text:span text:style-name="Strong_20_Emphasis">Combined Breadth Calculation:</text:span><text:line-break/>The analyzer combines metrics from multiple universes using weights (e.g., SP500 weighted 0.5) to calculate overall market breadth metrics historically.</text:p>
        </text:list-item>
        <text:list-item>
          <text:p text:style-name="P1"><text:span text:style-name="Strong_20_Emphasis">Highs/Lows &amp; Advance/Decline Analysis:</text:span><text:line-break/>It separately aggregates new highs/lows and advance/decline statistics across universes.</text:p>
        </text:list-item>
        <text:list-item>
          <text:p text:style-name="P1"><text:span text:style-name="Strong_20_Emphasis">Signal Generation:</text:span><text:line-break/>Using configurable thresholds on combined breadth scores and other metrics, it generates bullish or bearish signals such as breadth thrust, deterioration, new highs expansion, new lows expansion, and advance/decline thrust.</text:p>
        </text:list-item>
        <text:list-item>
          <text:p text:style-name="P1"><text:span text:style-name="Strong_20_Emphasis">Trend and Strength Analysis:</text:span><text:line-break/>It calculates rolling momentum of signals and classifies signal strength into categories like "Strong Bullish", "Moderate Bullish", "Weak Signal", or "Neutral" based on signal counts and net scores.</text:p>
        </text:list-item>
        <text:list-item>
          <text:p text:style-name="P1"><text:span text:style-name="Strong_20_Emphasis">Output and Visualization:</text:span><text:line-break/>The analyzer saves results to CSV files with detailed historical data and generates charts for visualization.</text:p>
        </text:list-item>
      </text:list>
      <text:p text:style-name="Horizontal_20_Line"/>
      <text:h text:style-name="Heading_20_2" text:outline-level="2"><text:soft-page-break/>Key Breadth Metric Categories</text:h>
      <text:list text:style-name="L2">
        <text:list-item>
          <text:p text:style-name="P2"><text:span text:style-name="Strong_20_Emphasis">Basic Market Breadth Metrics:</text:span></text:p>
          <text:list>
            <text:list-item>
              <text:p text:style-name="P2">Advancing stocks count</text:p>
            </text:list-item>
            <text:list-item>
              <text:p text:style-name="P2">Declining stocks count</text:p>
            </text:list-item>
            <text:list-item>
              <text:p text:style-name="P2">Unchanged stocks count</text:p>
            </text:list-item>
            <text:list-item>
              <text:p text:style-name="P2">Advance/Decline ratio</text:p>
            </text:list-item>
            <text:list-item>
              <text:p text:style-name="P2">Percentage applying above moving averages MA20, MA50, and MA200</text:p>
            </text:list-item>
            <text:list-item>
              <text:p text:style-name="P2">Breadth momentum (based on MA20 &amp; MA50 breadth percentages)</text:p>
            </text:list-item>
          </text:list>
        </text:list-item>
        <text:list-item>
          <text:p text:style-name="P2"><text:span text:style-name="Strong_20_Emphasis">New Highs and New Lows:</text:span></text:p>
          <text:list>
            <text:list-item>
              <text:p text:style-name="P2">Count and percentage of stocks making new 20-day highs/lows</text:p>
            </text:list-item>
            <text:list-item>
              <text:p text:style-name="P2">Count and percentage of stocks making new 52-week highs/lows</text:p>
            </text:list-item>
            <text:list-item>
              <text:p text:style-name="P2">Net new highs (new highs minus new lows) for 20-day and 52-week windows</text:p>
            </text:list-item>
            <text:list-item>
              <text:p text:style-name="P2">Highs to lows ratios</text:p>
            </text:list-item>
          </text:list>
        </text:list-item>
        <text:list-item>
          <text:p text:style-name="P2"><text:span text:style-name="Strong_20_Emphasis">Aggregate Metrics across Universes:</text:span><text:line-break/>Combined breadth, highs/lows, and advance/decline data weighted by universe importance.</text:p>
        </text:list-item>
        <text:list-item>
          <text:p text:style-name="P2"><text:span text:style-name="Strong_20_Emphasis">Breadth Signals:</text:span><text:line-break/>Binary signals indicating bullish or bearish conditions based on thresholds applied to overall breadth score, net new highs, and advance/decline ratio.</text:p>
        </text:list-item>
      </text:list>
      <text:p text:style-name="Horizontal_20_Line"/>
      <text:h text:style-name="Heading_20_2" text:outline-level="2">Configurable Thresholds and Resulting Signals</text:h>
      <text:p text:style-name="Text_20_body">Thresholds are defined in configuration (user_config) and affect signal generation as follow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Threshold Name</text:p>
            </table:table-cell>
            <table:table-cell table:style-name="Table1.A1" office:value-type="string">
              <text:p text:style-name="Table_20_Heading">Default Value</text:p>
            </table:table-cell>
            <table:table-cell table:style-name="Table1.A1" office:value-type="string">
              <text:p text:style-name="Table_20_Heading">Signal Type</text:p>
            </table:table-cell>
            <table:table-cell table:style-name="Table1.A1" office:value-type="string">
              <text:p text:style-name="Table_20_Heading">Condition &amp; Effect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market_breadth_strong_ma_breadth_threshold</text:span></text:p>
          </table:table-cell>
          <table:table-cell table:style-name="Table1.A1" office:value-type="string">
            <text:p text:style-name="Table_20_Contents">80</text:p>
          </table:table-cell>
          <table:table-cell table:style-name="Table1.A1" office:value-type="string">
            <text:p text:style-name="Table_20_Contents">Breadth Thrust (Bullish)</text:p>
          </table:table-cell>
          <table:table-cell table:style-name="Table1.A1" office:value-type="string">
            <text:p text:style-name="Table_20_Contents">Overall breadth score above this triggers a bullish thrust</text:p>
          </table:table-cell>
        </table:table-row>
        <table:table-row>
          <table:table-cell table:style-name="Table1.A1" office:value-type="string">
            <text:p text:style-name="Table_20_Contents"><text:span text:style-name="Source_20_Text">market_breadth_weak_ma_breadth_threshold</text:span></text:p>
          </table:table-cell>
          <table:table-cell table:style-name="Table1.A1" office:value-type="string">
            <text:p text:style-name="Table_20_Contents">20</text:p>
          </table:table-cell>
          <table:table-cell table:style-name="Table1.A1" office:value-type="string">
            <text:p text:style-name="Table_20_Contents">Breadth Deterioration (Bearish)</text:p>
          </table:table-cell>
          <table:table-cell table:style-name="Table1.A1" office:value-type="string">
            <text:p text:style-name="Table_20_Contents">Overall breadth score below this triggers bearish signal</text:p>
          </table:table-cell>
        </table:table-row>
        <table:table-row>
          <table:table-cell table:style-name="Table1.A1" office:value-type="string">
            <text:p text:style-name="Table_20_Contents"><text:span text:style-name="Source_20_Text">market_breadth_daily_252day_new_highs_threshold</text:span></text:p>
          </table:table-cell>
          <table:table-cell table:style-name="Table1.A1" office:value-type="string">
            <text:p text:style-name="Table_20_Contents">50</text:p>
          </table:table-cell>
          <table:table-cell table:style-name="Table1.A1" office:value-type="string">
            <text:p text:style-name="Table_20_Contents">New Highs Expansion (Bullish)</text:p>
          </table:table-cell>
          <table:table-cell table:style-name="Table1.A1" office:value-type="string">
            <text:p text:style-name="Table_20_Contents">Net 52-week new highs above threshold triggers bullish signal</text:p>
          </table:table-cell>
        </table:table-row>
        <table:table-row>
          <table:table-cell table:style-name="Table1.A1" office:value-type="string">
            <text:p text:style-name="Table_20_Contents"><text:span text:style-name="Source_20_Text">market_breadth_strong_ad_ratio_threshold</text:span>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Advance/Decline Thrust (Bullish)</text:p>
          </table:table-cell>
          <table:table-cell table:style-name="Table1.A1" office:value-type="string">
            <text:p text:style-name="Table_20_Contents">Advance/Decline ratio above threshold triggers bullish thrust</text:p>
          </table:table-cell>
        </table:table-row>
      </table:table>
      <text:list text:style-name="L3">
        <text:list-item>
          <text:p text:style-name="P4"><text:span text:style-name="Strong_20_Emphasis">Breadth Thrust:</text:span> Triggered when combined overall breadth score is strong (≥ 80).</text:p>
        </text:list-item>
        <text:list-item>
          <text:p text:style-name="P3"><text:span text:style-name="Strong_20_Emphasis">Breadth Deterioration:</text:span> Triggered when breadth score weakens (≤ 20).</text:p>
        </text:list-item>
        <text:list-item>
          <text:p text:style-name="P3"><text:soft-page-break/><text:span text:style-name="Strong_20_Emphasis">New Highs Expansion:</text:span> Triggered when net 52-week new highs are high (&gt; 50).</text:p>
        </text:list-item>
        <text:list-item>
          <text:p text:style-name="P3"><text:span text:style-name="Strong_20_Emphasis">New Lows Expansion:</text:span> Triggered when net 52-week new highs strongly negative (&lt; -50), signaling expansions in new lows.</text:p>
        </text:list-item>
        <text:list-item>
          <text:p text:style-name="P3"><text:span text:style-name="Strong_20_Emphasis">Advance/Decline Thrust:</text:span> Triggered when advance/decline ratio is very high (&gt; 3), indicating strong market participation.</text:p>
        </text:list-item>
      </text:list>
      <text:p text:style-name="Horizontal_20_Line"/>
      <text:h text:style-name="Heading_20_2" text:outline-level="2">Signal Strength Classification</text:h>
      <text:p text:style-name="Text_20_body">Based on counts of bullish and bearish signals on a given date, signals are classified a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ignal Strength</text:p>
            </table:table-cell>
            <table:table-cell table:style-name="Table2.A1" office:value-type="string">
              <text:p text:style-name="Table_20_Heading">Criteria</text:p>
            </table:table-cell>
          </table:table-row>
        </table:table-header-rows>
        <table:table-row>
          <table:table-cell table:style-name="Table2.A1" office:value-type="string">
            <text:p text:style-name="Table_20_Contents">Strong Bullish</text:p>
          </table:table-cell>
          <table:table-cell table:style-name="Table2.A1" office:value-type="string">
            <text:p text:style-name="Table_20_Contents">≥ 3 bullish signals with net score ≥ 2</text:p>
          </table:table-cell>
        </table:table-row>
        <table:table-row>
          <table:table-cell table:style-name="Table2.A1" office:value-type="string">
            <text:p text:style-name="Table_20_Contents">Moderate Bullish</text:p>
          </table:table-cell>
          <table:table-cell table:style-name="Table2.A1" office:value-type="string">
            <text:p text:style-name="Table_20_Contents">≥ 2 bullish signals with net score ≥ 1</text:p>
          </table:table-cell>
        </table:table-row>
        <table:table-row>
          <table:table-cell table:style-name="Table2.A1" office:value-type="string">
            <text:p text:style-name="Table_20_Contents">Weak Signal (Bullish)</text:p>
          </table:table-cell>
          <table:table-cell table:style-name="Table2.A1" office:value-type="string">
            <text:p text:style-name="Table_20_Contents">Any bullish signals but low net score</text:p>
          </table:table-cell>
        </table:table-row>
        <table:table-row>
          <table:table-cell table:style-name="Table2.A1" office:value-type="string">
            <text:p text:style-name="Table_20_Contents">Strong Bearish</text:p>
          </table:table-cell>
          <table:table-cell table:style-name="Table2.A1" office:value-type="string">
            <text:p text:style-name="Table_20_Contents">≥ 3 bearish signals with net score ≤ -2</text:p>
          </table:table-cell>
        </table:table-row>
        <table:table-row>
          <table:table-cell table:style-name="Table2.A1" office:value-type="string">
            <text:p text:style-name="Table_20_Contents">Moderate Bearish</text:p>
          </table:table-cell>
          <table:table-cell table:style-name="Table2.A1" office:value-type="string">
            <text:p text:style-name="Table_20_Contents">≥ 2 bearish signals with net score ≤ -1</text:p>
          </table:table-cell>
        </table:table-row>
        <table:table-row>
          <table:table-cell table:style-name="Table2.A1" office:value-type="string">
            <text:p text:style-name="Table_20_Contents">Weak Signal (Bearish)</text:p>
          </table:table-cell>
          <table:table-cell table:style-name="Table2.A1" office:value-type="string">
            <text:p text:style-name="Table_20_Contents">Any bearish signals but low net score</text:p>
          </table:table-cell>
        </table:table-row>
        <table:table-row>
          <table:table-cell table:style-name="Table2.A1" office:value-type="string">
            <text:p text:style-name="Table_20_Contents">Neutral</text:p>
          </table:table-cell>
          <table:table-cell table:style-name="Table2.A1" office:value-type="string">
            <text:p text:style-name="Table_20_Contents">No significant signals</text:p>
          </table:table-cell>
        </table:table-row>
      </table:table>
      <text:p text:style-name="Horizontal_20_Line"/>
      <text:h text:style-name="Heading_20_2" text:outline-level="2">Summary</text:h>
      <text:p text:style-name="Text_20_body">The BreadthAnalyzer uses filtered ticker universe data to derive historical and current market breadth metrics and applies user-defined thresholds to detect market sentiment shifts through multiple signals and strength classifications. It supports granular universe-level analysis and combined market-wide insights with comprehensive outputs for further study or visualization.</text:p>
      <text:p text:style-name="Text_20_body">If details about configuring or interpreting the signals or thresholds are needed, please specify for a deeper guid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24.2.7.2$Linux_X86_64 LibreOffice_project/420$Build-2</meta:generator>
    <dc:date>2025-09-16T18:54:52.247135154</dc:date>
    <meta:editing-duration>PT1M13S</meta:editing-duration>
    <meta:editing-cycles>1</meta:editing-cycles>
    <meta:document-statistic meta:table-count="2" meta:image-count="0" meta:object-count="0" meta:page-count="3" meta:paragraph-count="74" meta:word-count="716" meta:character-count="5092" meta:non-whitespace-character-count="4477"/>
  </office:meta>
</office:document-meta>
</file>